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 style:list-style-name="L4">
      <style:graphic-properties draw:fill-color="#ffffff" draw:auto-grow-height="true" fo:min-height="11.412cm"/>
    </style:style>
    <style:style style:name="pr4" style:family="presentation" style:parent-style-name="lyt-cool-notes">
      <style:graphic-properties draw:fill-color="#ffffff" fo:min-height="11.1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2.4cm" fo:margin-right="0cm" text:enable-numbering="false" fo:text-indent="-0.8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true" fo:text-indent="-0.9cm"/>
    </style:style>
    <style:style style:name="T1" style:family="text">
      <style:text-properties fo:font-size="28pt" fo:font-style="normal"/>
    </style:style>
    <style:style style:name="T2" style:family="text">
      <style:text-properties fo:color="#ff0000" fo:font-size="22pt" fo:font-style="italic" fo:font-weight="bold" style:font-size-asian="24pt" style:font-size-complex="24pt"/>
    </style:style>
    <style:style style:name="T3" style:family="text">
      <style:text-properties fo:font-size="28pt" fo:font-style="normal"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ize="28pt" fo:font-style="normal" style:text-underline-style="solid" style:text-underline-width="auto" style:text-underline-color="font-color" fo:font-weight="normal"/>
    </style:style>
    <style:style style:name="T6" style:family="text">
      <style:text-properties fo:font-size="26pt" style:text-underline-style="solid" style:text-underline-width="auto" style:text-underline-color="font-color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qTimba Parallelization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Current parallelization status</text:p>
              </text:list-item>
            </text:list>
            <text:list text:style-name="L2">
              <text:list-item>
                <text:list>
                  <text:list-item>
                    <text:p text:style-name="P3">tree-level: multithreaded child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ode-level: tiled sol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p text:style-name="P2">Future directions:</text:p>
              </text:list-item>
            </text:list>
            <text:list text:style-name="L2">
              <text:list-item>
                <text:list>
                  <text:list-item>
                    <text:p text:style-name="P3">tree-level: distrib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ree-level: parallelisation in frequen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ode-level: UVBrick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ee-level parallelism</text:p>
          </draw:text-box>
        </draw:frame>
        <draw:frame presentation:style-name="pr2" draw:text-style-name="P2" draw:layer="layout" svg:width="15.81cm" svg:height="13.231cm" svg:x="10.16cm" svg:y="5.838cm" presentation:class="outline" presentation:user-transformed="true">
          <draw:text-box>
            <text:list text:style-name="L2">
              <text:list-item>
                <text:p text:style-name="P6"><text:span text:style-name="T1">Typical structure:</text:span></text:p>
              </text:list-item>
            </text:list>
            <text:list text:style-name="L2">
              <text:list-item>
                <text:list>
                  <text:list-item>
                    <text:p text:style-name="P3">N(N-1)/2 interferometer branc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 station branc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 source branches 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General solution probably does not exist!</text:span></text:p>
              </text:list-item>
            </text:list>
            <text:list text:style-name="L2">
              <text:list-item>
                <text:p text:style-name="P6"><text:span text:style-name="T2"/></text:p>
              </text:list-item>
            </text:list>
            <text:list text:style-name="L2">
              <text:list-item>
                <text:p text:style-name="P6"><text:span text:style-name="T3">“</text:span><text:span text:style-name="T3">Local solution”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execute children in parall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“</text:span><text:span text:style-name="T4">worker thread”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use result cach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Effectively parallelisation by IFR.</text:span></text:p>
              </text:list-item>
            </text:list>
          </draw:text-box>
        </draw:frame>
        <draw:custom-shape draw:style-name="gr2" draw:text-style-name="P8" draw:id="id2" draw:layer="layout" svg:width="2.54cm" svg:height="1.27cm" svg:x="4.445cm" svg:y="15.878cm">
          <text:p text:style-name="P8">Solver</text:p>
          <draw:enhanced-geometry svg:viewBox="0 0 21600 21600" draw:type="rectangle" draw:enhanced-path="M 0 0 L 21600 0 21600 21600 0 21600 0 0 Z N"/>
        </draw:custom-shape>
        <draw:custom-shape draw:style-name="gr2" draw:text-style-name="P8" draw:id="id1" draw:layer="layout" svg:width="1.27cm" svg:height="1.27cm" svg:x="1.905cm" svg:y="13.338cm">
          <text:p text:style-name="P8">1-2</text:p>
          <draw:enhanced-geometry svg:viewBox="0 0 21600 21600" draw:type="rectangle" draw:enhanced-path="M 0 0 L 21600 0 21600 21600 0 21600 0 0 Z N"/>
        </draw:custom-shape>
        <draw:custom-shape draw:style-name="gr2" draw:text-style-name="P8" draw:id="id3" draw:layer="layout" svg:width="1.27cm" svg:height="1.27cm" svg:x="5.08cm" svg:y="13.338cm">
          <text:p text:style-name="P8">1-3</text:p>
          <draw:enhanced-geometry svg:viewBox="0 0 21600 21600" draw:type="rectangle" draw:enhanced-path="M 0 0 L 21600 0 21600 21600 0 21600 0 0 Z N"/>
        </draw:custom-shape>
        <draw:custom-shape draw:style-name="gr2" draw:text-style-name="P8" draw:id="id4" draw:layer="layout" svg:width="1.27cm" svg:height="1.27cm" svg:x="8.255cm" svg:y="13.338cm">
          <text:p text:style-name="P8">2-3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line" svg:x1="2.54cm" svg:y1="14.608cm" svg:x2="5.715cm" svg:y2="15.878cm" draw:start-shape="id1" draw:start-glue-point="2" draw:end-shape="id2" draw:end-glue-point="0">
          <text:p text:style-name="P1"/>
        </draw:connector>
        <draw:connector draw:style-name="gr3" draw:text-style-name="P9" draw:layer="layout" draw:type="line" svg:x1="5.715cm" svg:y1="14.608cm" svg:x2="5.715cm" svg:y2="15.878cm" draw:start-shape="id3" draw:start-glue-point="2" draw:end-shape="id2" draw:end-glue-point="0">
          <text:p text:style-name="P1"/>
        </draw:connector>
        <draw:connector draw:style-name="gr3" draw:text-style-name="P9" draw:layer="layout" draw:type="line" svg:x1="8.89cm" svg:y1="14.608cm" svg:x2="5.715cm" svg:y2="15.878cm" draw:start-shape="id4" draw:start-glue-point="2" draw:end-shape="id2" draw:end-glue-point="0">
          <text:p text:style-name="P1"/>
        </draw:connector>
        <draw:custom-shape draw:style-name="gr4" draw:text-style-name="P9" draw:id="id5" draw:layer="layout" svg:width="1.27cm" svg:height="1.27cm" svg:x="1.905cm" svg:y="10.7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id="id6" draw:layer="layout" svg:width="1.27cm" svg:height="1.27cm" svg:x="5.08cm" svg:y="10.7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id="id7" draw:layer="layout" svg:width="1.27cm" svg:height="1.27cm" svg:x="8.255cm" svg:y="10.79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8" draw:id="id8" draw:layer="layout" svg:width="1.27cm" svg:height="1.27cm" svg:x="1.905cm" svg:y="8.25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2" draw:text-style-name="P8" draw:id="id9" draw:layer="layout" svg:width="1.27cm" svg:height="1.27cm" svg:x="5.08cm" svg:y="8.258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2" draw:text-style-name="P8" draw:id="id10" draw:layer="layout" svg:width="1.27cm" svg:height="1.27cm" svg:x="8.255cm" svg:y="8.258cm">
          <text:p text:style-name="P8">3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line" svg:x1="2.54cm" svg:y1="13.338cm" svg:x2="2.54cm" svg:y2="12.068cm" draw:start-shape="id1" draw:start-glue-point="0" draw:end-shape="id5" draw:end-glue-point="2">
          <text:p text:style-name="P1"/>
        </draw:connector>
        <draw:connector draw:style-name="gr3" draw:text-style-name="P9" draw:layer="layout" draw:type="line" svg:x1="5.715cm" svg:y1="13.338cm" svg:x2="5.715cm" svg:y2="12.068cm" draw:start-shape="id3" draw:start-glue-point="0" draw:end-shape="id6" draw:end-glue-point="2">
          <text:p text:style-name="P1"/>
        </draw:connector>
        <draw:connector draw:style-name="gr3" draw:text-style-name="P9" draw:layer="layout" draw:type="line" svg:x1="8.89cm" svg:y1="13.338cm" svg:x2="8.89cm" svg:y2="12.068cm" draw:start-shape="id4" draw:start-glue-point="0" draw:end-shape="id7" draw:end-glue-point="2">
          <text:p text:style-name="P1"/>
        </draw:connector>
        <draw:connector draw:style-name="gr3" draw:text-style-name="P9" draw:layer="layout" draw:type="line" svg:x1="2.54cm" svg:y1="10.798cm" svg:x2="2.54cm" svg:y2="9.528cm" draw:start-shape="id5" draw:start-glue-point="0" draw:end-shape="id8" draw:end-glue-point="2">
          <text:p text:style-name="P1"/>
        </draw:connector>
        <draw:connector draw:style-name="gr3" draw:text-style-name="P9" draw:layer="layout" draw:type="line" svg:x1="2.54cm" svg:y1="10.798cm" svg:x2="5.715cm" svg:y2="9.528cm" draw:start-shape="id5" draw:start-glue-point="0" draw:end-shape="id9">
          <text:p text:style-name="P1"/>
        </draw:connector>
        <draw:connector draw:style-name="gr3" draw:text-style-name="P9" draw:layer="layout" draw:type="line" svg:x1="5.715cm" svg:y1="10.798cm" svg:x2="2.54cm" svg:y2="9.528cm" draw:start-shape="id6" draw:start-glue-point="0" draw:end-shape="id8" draw:end-glue-point="2">
          <text:p text:style-name="P1"/>
        </draw:connector>
        <draw:connector draw:style-name="gr3" draw:text-style-name="P9" draw:layer="layout" draw:type="line" svg:x1="5.715cm" svg:y1="10.798cm" svg:x2="8.89cm" svg:y2="9.528cm" draw:start-shape="id6" draw:start-glue-point="0" draw:end-shape="id10" draw:end-glue-point="2">
          <text:p text:style-name="P1"/>
        </draw:connector>
        <draw:connector draw:style-name="gr3" draw:text-style-name="P9" draw:layer="layout" draw:type="line" svg:x1="8.89cm" svg:y1="10.798cm" svg:x2="8.89cm" svg:y2="9.528cm" draw:start-shape="id7" draw:start-glue-point="0" draw:end-shape="id10" draw:end-glue-point="2">
          <text:p text:style-name="P1"/>
        </draw:connector>
        <draw:connector draw:style-name="gr3" draw:text-style-name="P9" draw:layer="layout" draw:type="line" svg:x1="8.89cm" svg:y1="10.798cm" svg:x2="5.715cm" svg:y2="9.528cm" draw:start-shape="id7" draw:start-glue-point="0" draw:end-shape="id9" draw:end-glue-point="2">
          <text:p text:style-name="P1"/>
        </draw:connector>
        <draw:connector draw:style-name="gr3" draw:text-style-name="P9" draw:layer="layout" draw:type="line" svg:x1="2.54cm" svg:y1="8.258cm" svg:x2="2.534cm" svg:y2="6.985cm" draw:start-shape="id8" draw:start-glue-point="0">
          <text:p text:style-name="P1"/>
        </draw:connector>
        <draw:connector draw:style-name="gr3" draw:text-style-name="P9" draw:layer="layout" draw:type="line" svg:x1="5.715cm" svg:y1="8.258cm" svg:x2="5.718cm" svg:y2="7.063cm" draw:start-shape="id9" draw:start-glue-point="0">
          <text:p text:style-name="P1"/>
        </draw:connector>
        <draw:connector draw:style-name="gr3" draw:text-style-name="P9" draw:layer="layout" draw:type="line" svg:x1="8.89cm" svg:y1="8.258cm" svg:x2="8.872cm" svg:y2="7.029cm" draw:start-shape="id10" draw:start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led Solvers</text:p>
          </draw:text-box>
        </draw:frame>
        <draw:frame presentation:style-name="pr2" draw:text-style-name="P2" draw:layer="layout" svg:width="16.357cm" svg:height="13.467cm" svg:x="2.058cm" svg:y="5.838cm" presentation:class="outline" presentation:user-transformed="true">
          <draw:text-box>
            <text:list text:style-name="L2">
              <text:list-item>
                <text:p text:style-name="P2">Solver is a bottleneck</text:p>
              </text:list-item>
            </text:list>
            <text:list text:style-name="L2">
              <text:list-item>
                <text:p text:style-name="P2">Subtiling:</text:p>
              </text:list-item>
            </text:list>
            <text:list text:style-name="L2">
              <text:list-item>
                <text:list>
                  <text:list-item>
                    <text:p text:style-name="P3">predict for large tile (e.g. 100 timeslo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compose into N sub-tiles (e.g. 1 t/s, 10 t/s,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 subtile solvers are executed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arameter subtilings may differ (fast vs. slow variabilit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p text:style-name="P6"><text:span text:style-name="T6">Effectively parallelisation by timeslot.</text:span></text:p>
              </text:list-item>
            </text:list>
          </draw:text-box>
        </draw:frame>
        <draw:rect draw:style-name="gr5" draw:text-style-name="P9" draw:layer="layout" svg:width="3.81cm" svg:height="1.27cm" draw:transform="rotate (-1.565734871965) translate (22.822cm 7.62cm)">
          <text:p text:style-name="P8">predict</text:p>
        </draw:rect>
        <draw:rect draw:style-name="gr5" draw:text-style-name="P9" draw:layer="layout" svg:width="3.81cm" svg:height="1.27cm" draw:transform="rotate (-1.565734871965) translate (25.362cm 7.626cm)">
          <text:p text:style-name="P8">predict</text:p>
        </draw:rect>
        <draw:rect draw:style-name="gr5" draw:text-style-name="P9" draw:layer="layout" svg:width="3.81cm" svg:height="1.27cm" draw:transform="rotate (-1.565734871965) translate (24.092cm 7.62cm)">
          <text:p text:style-name="P8">predict</text:p>
        </draw:rect>
        <draw:rect draw:style-name="gr6" draw:text-style-name="P8" draw:layer="layout" svg:width="3.81cm" svg:height="1.27cm" draw:transform="rotate (-1.565734871965) translate (22.841cm 11.436cm)">
          <text:p text:style-name="P8">solve</text:p>
        </draw:rect>
        <draw:rect draw:style-name="gr6" draw:text-style-name="P8" draw:layer="layout" svg:width="3.81cm" svg:height="1.27cm" draw:transform="rotate (-1.565734871965) translate (24.111cm 11.436cm)">
          <text:p text:style-name="P8">solve</text:p>
        </draw:rect>
        <draw:rect draw:style-name="gr6" draw:text-style-name="P8" draw:layer="layout" svg:width="3.81cm" svg:height="1.27cm" draw:transform="rotate (-1.565734871965) translate (25.381cm 11.43cm)">
          <text:p text:style-name="P8">solve</text:p>
        </draw:rect>
        <draw:rect draw:style-name="gr5" draw:text-style-name="P9" draw:layer="layout" svg:width="3.81cm" svg:height="1.27cm" draw:transform="rotate (-1.565734871965) translate (22.841cm 15.246cm)">
          <text:p text:style-name="P8">predict</text:p>
        </draw:rect>
        <draw:rect draw:style-name="gr5" draw:text-style-name="P9" draw:layer="layout" svg:width="3.81cm" svg:height="1.27cm" draw:transform="rotate (-1.565734871965) translate (25.381cm 15.252cm)">
          <text:p text:style-name="P8">predict</text:p>
        </draw:rect>
        <draw:rect draw:style-name="gr5" draw:text-style-name="P9" draw:layer="layout" svg:width="3.81cm" svg:height="1.27cm" draw:transform="rotate (-1.565734871965) translate (24.111cm 15.246cm)">
          <text:p text:style-name="P8">predict</text:p>
        </draw:rect>
        <draw:line draw:style-name="gr7" draw:text-style-name="P9" draw:layer="layout" svg:x1="20.955cm" svg:y1="6.985cm" svg:x2="20.955cm" svg:y2="20.32cm">
          <text:p text:style-name="P8"><text:line-break/>time</text:p>
        </draw:line>
        <draw:line draw:style-name="gr7" draw:text-style-name="P9" draw:layer="layout" svg:x1="20.955cm" svg:y1="6.985cm" svg:x2="25.4cm" svg:y2="6.985cm">
          <text:p text:style-name="P8">CPU<text:line-break/></text:p>
        </draw:lin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ture directions 1:<text:line-break/>Distributed trees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ree may be distributed over a cluster</text:p>
              </text:list-item>
            </text:list>
            <text:list text:style-name="L2">
              <text:list-item>
                <text:list>
                  <text:list-item>
                    <text:p text:style-name="P3">Node has a very “thin” interface, so it's easy to map to e.g. MPI</text:p>
                  </text:list-item>
                </text:list>
              </text:list-item>
            </text:list>
            <text:list text:style-name="L2">
              <text:list-item>
                <text:p text:style-name="P2">Specify at run-time which machines to place nodes on (TDL)</text:p>
              </text:list-item>
            </text:list>
            <text:list text:style-name="L2">
              <text:list-item>
                <text:p text:style-name="P2">Unlike multithreading, transport costs are a critical factor</text:p>
              </text:list-item>
            </text:list>
            <text:list text:style-name="L2">
              <text:list-item>
                <text:p text:style-name="P2">Tree distribution follows data distribution</text:p>
              </text:list-item>
            </text:list>
            <text:list text:style-name="L2">
              <text:list-item>
                <text:p text:style-name="P2">Use built-in node profiler to evaluate performance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ture directions 2:<text:line-break/>Parallelisation in frequency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Inspired by BBS:</text:p>
              </text:list-item>
            </text:list>
            <text:list text:style-name="L2">
              <text:list-item>
                <text:list>
                  <text:list-item>
                    <text:p text:style-name="P3">Main solver has N “subsolver” child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put domain subtiled in frequen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ach subsolver gets a request for its own freq. subt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ubsolvers accumulate equations, pass them to main Solver</text:p>
                  </text:list-item>
                </text:list>
              </text:list-item>
            </text:list>
            <text:list text:style-name="L2">
              <text:list-item>
                <text:p text:style-name="P2">Can be effectively combined with the other techniques:</text:p>
              </text:list-item>
            </text:list>
            <text:list text:style-name="L2">
              <text:list-item>
                <text:list>
                  <text:list-item>
                    <text:p text:style-name="P3">Subtiling in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ture directions 3:<text:line-break/>More node-level parallelism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Makes sense for “heavy lifting” nodes</text:p>
              </text:list-item>
            </text:list>
            <text:list text:style-name="L2">
              <text:list-item>
                <text:p text:style-name="P2">UVBrick: N frequency planes</text:p>
              </text:list-item>
            </text:list>
            <text:list text:style-name="L2">
              <text:list-item>
                <text:p text:style-name="P2">FFTBrick: M independent FFTs</text:p>
              </text:list-item>
            </text:list>
            <text:list text:style-name="L2">
              <text:list-item>
                <text:p text:style-name="P2">UVInterpol: N frequency planes</text:p>
              </text:list-item>
            </text:list>
            <text:list text:style-name="L2">
              <text:list-item>
                <text:p text:style-name="P2">etc.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Should be driven by profiling:</text:p>
              </text:list-item>
            </text:list>
            <text:list text:style-name="L2">
              <text:list-item>
                <text:p text:style-name="P10">First prove that it's slow, then optimize!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</meta:generator>
    <meta:creation-date>2006-03-19T15:18:19</meta:creation-date>
    <dc:date>2006-03-19T18:23:34</dc:date>
    <dc:language>en-US</dc:language>
    <meta:editing-cycles>6</meta:editing-cycles>
    <meta:editing-duration>PT3H5M40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